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normal" style:font-weight-asian="normal" style:font-weight-complex="normal"/>
    </style:style>
    <style:style style:name="ce3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1" table:number-columns-repeated="8" table:default-cell-style-name="ce3"/>
        <table:table-row table:style-name="ro1">
          <table:table-cell table:style-name="ce1" office:value-type="string">
            <text:p>KDTREE</text:p>
          </table:table-cell>
          <table:table-cell table:style-name="ce1" office:value-type="string">
            <text:p>s1</text:p>
          </table:table-cell>
          <table:table-cell table:style-name="ce1" office:value-type="string">
            <text:p>s2</text:p>
          </table:table-cell>
          <table:table-cell table:style-name="ce1" office:value-type="string">
            <text:p>s3</text:p>
          </table:table-cell>
          <table:table-cell table:style-name="ce1" office:value-type="string">
            <text:p>s4</text:p>
          </table:table-cell>
          <table:table-cell table:style-name="ce1" office:value-type="string">
            <text:p>s5</text:p>
          </table:table-cell>
          <table:table-cell table:style-name="ce1" office:value-type="string">
            <text:p>s6</text:p>
          </table:table-cell>
          <table:table-cell table:style-name="ce1" office:value-type="string">
            <text:p>s7</text:p>
          </table:table-cell>
          <table:table-cell table:style-name="ce1" office:value-type="string">
            <text:p>s8</text:p>
          </table:table-cell>
        </table:table-row>
        <table:table-row table:style-name="ro1">
          <table:table-cell office:value-type="string">
            <text:p>load</text:p>
          </table:table-cell>
          <table:table-cell office:value-type="string">
            <text:p>83767.7</text:p>
          </table:table-cell>
          <table:table-cell office:value-type="string">
            <text:p>189868</text:p>
          </table:table-cell>
          <table:table-cell office:value-type="string">
            <text:p>284066</text:p>
          </table:table-cell>
          <table:table-cell office:value-type="string">
            <text:p>372990</text:p>
          </table:table-cell>
          <table:table-cell office:value-type="string">
            <text:p>484087</text:p>
          </table:table-cell>
          <table:table-cell office:value-type="string">
            <text:p>575908</text:p>
          </table:table-cell>
          <table:table-cell office:value-type="string">
            <text:p>680336</text:p>
          </table:table-cell>
          <table:table-cell office:value-type="string">
            <text:p>830033</text:p>
          </table:table-cell>
        </table:table-row>
        <table:table-row table:style-name="ro1">
          <table:table-cell office:value-type="string">
            <text:p>oh</text:p>
          </table:table-cell>
          <table:table-cell office:value-type="string">
            <text:p>66804.4</text:p>
          </table:table-cell>
          <table:table-cell office:value-type="string">
            <text:p>37709.9</text:p>
          </table:table-cell>
          <table:table-cell office:value-type="string">
            <text:p>75687.2</text:p>
          </table:table-cell>
          <table:table-cell office:value-type="string">
            <text:p>187436</text:p>
          </table:table-cell>
          <table:table-cell office:value-type="string">
            <text:p>133983</text:p>
          </table:table-cell>
          <table:table-cell office:value-type="string">
            <text:p>137009</text:p>
          </table:table-cell>
          <table:table-cell office:value-type="string">
            <text:p>197780</text:p>
          </table:table-cell>
          <table:table-cell office:value-type="string">
            <text:p>224572</text:p>
          </table:table-cell>
        </table:table-row>
        <table:table-row table:style-name="ro1">
          <table:table-cell table:style-name="ce3"/>
          <table:table-cell table:number-columns-repeated="8"/>
        </table:table-row>
        <table:table-row table:style-name="ro1">
          <table:table-cell table:style-name="ce1" office:value-type="string">
            <text:p>BFBCT</text:p>
          </table:table-cell>
          <table:table-cell table:style-name="ce1" office:value-type="string">
            <text:p>s1</text:p>
          </table:table-cell>
          <table:table-cell table:style-name="ce1" office:value-type="string">
            <text:p>s2</text:p>
          </table:table-cell>
          <table:table-cell table:style-name="ce1" office:value-type="string">
            <text:p>s3</text:p>
          </table:table-cell>
          <table:table-cell table:style-name="ce1" office:value-type="string">
            <text:p>s4</text:p>
          </table:table-cell>
          <table:table-cell table:style-name="ce1" office:value-type="string">
            <text:p>s5</text:p>
          </table:table-cell>
          <table:table-cell table:style-name="ce1" office:value-type="string">
            <text:p>s6</text:p>
          </table:table-cell>
          <table:table-cell table:style-name="ce1" office:value-type="string">
            <text:p>s7</text:p>
          </table:table-cell>
          <table:table-cell table:style-name="ce1" office:value-type="string">
            <text:p>s8</text:p>
          </table:table-cell>
        </table:table-row>
        <table:table-row table:style-name="ro1">
          <table:table-cell office:value-type="string">
            <text:p>load</text:p>
          </table:table-cell>
          <table:table-cell office:value-type="string">
            <text:p>76121.6</text:p>
          </table:table-cell>
          <table:table-cell office:value-type="string">
            <text:p>183284</text:p>
          </table:table-cell>
          <table:table-cell office:value-type="string">
            <text:p>288987</text:p>
          </table:table-cell>
          <table:table-cell office:value-type="string">
            <text:p>389959</text:p>
          </table:table-cell>
          <table:table-cell office:value-type="string">
            <text:p>494064</text:p>
          </table:table-cell>
          <table:table-cell office:value-type="string">
            <text:p>592357</text:p>
          </table:table-cell>
          <table:table-cell office:value-type="string">
            <text:p>688335</text:p>
          </table:table-cell>
          <table:table-cell office:value-type="string">
            <text:p>788316</text:p>
          </table:table-cell>
        </table:table-row>
        <table:table-row table:style-name="ro1">
          <table:table-cell office:value-type="string">
            <text:p>oh</text:p>
          </table:table-cell>
          <table:table-cell office:value-type="string">
            <text:p>42698.3</text:p>
          </table:table-cell>
          <table:table-cell office:value-type="string">
            <text:p>95913.5</text:p>
          </table:table-cell>
          <table:table-cell office:value-type="string">
            <text:p>135308</text:p>
          </table:table-cell>
          <table:table-cell office:value-type="string">
            <text:p>204355</text:p>
          </table:table-cell>
          <table:table-cell office:value-type="string">
            <text:p>178036</text:p>
          </table:table-cell>
          <table:table-cell office:value-type="string">
            <text:p>162556</text:p>
          </table:table-cell>
          <table:table-cell office:value-type="string">
            <text:p>226626</text:p>
          </table:table-cell>
          <table:table-cell office:value-type="string">
            <text:p>263882</text:p>
          </table:table-cell>
        </table:table-row>
        <table:table-row table:style-name="ro1">
          <table:table-cell table:style-name="ce3"/>
          <table:table-cell table:number-columns-repeated="8"/>
        </table:table-row>
        <table:table-row table:style-name="ro1">
          <table:table-cell table:style-name="ce1" office:value-type="string">
            <text:p>PROGREGA</text:p>
          </table:table-cell>
          <table:table-cell table:style-name="ce1" office:value-type="string">
            <text:p>s1</text:p>
          </table:table-cell>
          <table:table-cell table:style-name="ce1" office:value-type="string">
            <text:p>s2</text:p>
          </table:table-cell>
          <table:table-cell table:style-name="ce1" office:value-type="string">
            <text:p>s3</text:p>
          </table:table-cell>
          <table:table-cell table:style-name="ce1" office:value-type="string">
            <text:p>s4</text:p>
          </table:table-cell>
          <table:table-cell table:style-name="ce1" office:value-type="string">
            <text:p>s5</text:p>
          </table:table-cell>
          <table:table-cell table:style-name="ce1" office:value-type="string">
            <text:p>s6</text:p>
          </table:table-cell>
          <table:table-cell table:style-name="ce1" office:value-type="string">
            <text:p>s7</text:p>
          </table:table-cell>
          <table:table-cell table:style-name="ce1" office:value-type="string">
            <text:p>s8</text:p>
          </table:table-cell>
        </table:table-row>
        <table:table-row table:style-name="ro1">
          <table:table-cell office:value-type="string">
            <text:p>load</text:p>
          </table:table-cell>
          <table:table-cell office:value-type="string">
            <text:p>22815.2</text:p>
          </table:table-cell>
          <table:table-cell office:value-type="string">
            <text:p>186375</text:p>
          </table:table-cell>
          <table:table-cell office:value-type="string">
            <text:p>290729</text:p>
          </table:table-cell>
          <table:table-cell office:value-type="string">
            <text:p>390563</text:p>
          </table:table-cell>
          <table:table-cell office:value-type="string">
            <text:p>491035</text:p>
          </table:table-cell>
          <table:table-cell office:value-type="string">
            <text:p>619970</text:p>
          </table:table-cell>
          <table:table-cell office:value-type="string">
            <text:p>706472</text:p>
          </table:table-cell>
          <table:table-cell office:value-type="string">
            <text:p>793464</text:p>
          </table:table-cell>
        </table:table-row>
        <table:table-row table:style-name="ro1">
          <table:table-cell office:value-type="string">
            <text:p>oh</text:p>
          </table:table-cell>
          <table:table-cell office:value-type="string">
            <text:p>8448.49</text:p>
          </table:table-cell>
          <table:table-cell office:value-type="string">
            <text:p>70662.9</text:p>
          </table:table-cell>
          <table:table-cell office:value-type="string">
            <text:p>99414.3</text:p>
          </table:table-cell>
          <table:table-cell office:value-type="string">
            <text:p>92146</text:p>
          </table:table-cell>
          <table:table-cell office:value-type="string">
            <text:p>123473</text:p>
          </table:table-cell>
          <table:table-cell office:value-type="string">
            <text:p>107071</text:p>
          </table:table-cell>
          <table:table-cell office:value-type="string">
            <text:p>91199.9</text:p>
          </table:table-cell>
          <table:table-cell office:value-type="string">
            <text:p>80128.7</text:p>
          </table:table-cell>
        </table:table-row>
        <table:table-row table:style-name="ro1">
          <table:table-cell table:style-name="ce3"/>
          <table:table-cell table:number-columns-repeated="8"/>
        </table:table-row>
        <table:table-row table:style-name="ro1">
          <table:table-cell table:style-name="ce1" office:value-type="string">
            <text:p>AHMED</text:p>
          </table:table-cell>
          <table:table-cell table:style-name="ce1" office:value-type="string">
            <text:p>s1</text:p>
          </table:table-cell>
          <table:table-cell table:style-name="ce1" office:value-type="string">
            <text:p>s2</text:p>
          </table:table-cell>
          <table:table-cell table:style-name="ce1" office:value-type="string">
            <text:p>s3</text:p>
          </table:table-cell>
          <table:table-cell table:style-name="ce1" office:value-type="string">
            <text:p>s4</text:p>
          </table:table-cell>
          <table:table-cell table:style-name="ce1" office:value-type="string">
            <text:p>s5</text:p>
          </table:table-cell>
          <table:table-cell table:style-name="ce1" office:value-type="string">
            <text:p>s6</text:p>
          </table:table-cell>
          <table:table-cell table:style-name="ce1" office:value-type="string">
            <text:p>s7</text:p>
          </table:table-cell>
          <table:table-cell table:style-name="ce1" office:value-type="string">
            <text:p>s8</text:p>
          </table:table-cell>
        </table:table-row>
        <table:table-row table:style-name="ro1">
          <table:table-cell office:value-type="string">
            <text:p>load</text:p>
          </table:table-cell>
          <table:table-cell office:value-type="string">
            <text:p>80417.5</text:p>
          </table:table-cell>
          <table:table-cell office:value-type="string">
            <text:p>160409</text:p>
          </table:table-cell>
          <table:table-cell office:value-type="string">
            <text:p>261883</text:p>
          </table:table-cell>
          <table:table-cell office:value-type="string">
            <text:p>358869</text:p>
          </table:table-cell>
          <table:table-cell office:value-type="string">
            <text:p>526721</text:p>
          </table:table-cell>
          <table:table-cell office:value-type="string">
            <text:p>570564</text:p>
          </table:table-cell>
          <table:table-cell office:value-type="string">
            <text:p>708033</text:p>
          </table:table-cell>
          <table:table-cell office:value-type="string">
            <text:p>834526</text:p>
          </table:table-cell>
        </table:table-row>
        <table:table-row table:style-name="ro1">
          <table:table-cell office:value-type="string">
            <text:p>oh</text:p>
          </table:table-cell>
          <table:table-cell office:value-type="string">
            <text:p>49112.4</text:p>
          </table:table-cell>
          <table:table-cell office:value-type="string">
            <text:p>70968.6</text:p>
          </table:table-cell>
          <table:table-cell office:value-type="string">
            <text:p>124427</text:p>
          </table:table-cell>
          <table:table-cell office:value-type="string">
            <text:p>147413</text:p>
          </table:table-cell>
          <table:table-cell office:value-type="string">
            <text:p>135654</text:p>
          </table:table-cell>
          <table:table-cell office:value-type="string">
            <text:p>219810</text:p>
          </table:table-cell>
          <table:table-cell office:value-type="string">
            <text:p>254273</text:p>
          </table:table-cell>
          <table:table-cell office:value-type="string">
            <text:p>235249</text:p>
          </table:table-cell>
        </table:table-row>
      </table:table>
      <table:table table:name="Planilha2" table:style-name="ta1" table:print="false"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9" table:default-cell-style-name="Default"/>
        <table:table-row table:style-name="ro1">
          <table:table-cell office:value-type="string">
            <text:p>KDTREE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oh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1</text:p>
          </table:table-cell>
          <table:table-cell office:value-type="string">
            <text:p>83767.7</text:p>
          </table:table-cell>
          <table:table-cell office:value-type="string">
            <text:p>66804.4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2</text:p>
          </table:table-cell>
          <table:table-cell office:value-type="string">
            <text:p>189868</text:p>
          </table:table-cell>
          <table:table-cell office:value-type="string">
            <text:p>37709.9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3</text:p>
          </table:table-cell>
          <table:table-cell office:value-type="string">
            <text:p>284066</text:p>
          </table:table-cell>
          <table:table-cell office:value-type="string">
            <text:p>75687.2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4</text:p>
          </table:table-cell>
          <table:table-cell office:value-type="string">
            <text:p>372990</text:p>
          </table:table-cell>
          <table:table-cell office:value-type="string">
            <text:p>187436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5</text:p>
          </table:table-cell>
          <table:table-cell office:value-type="string">
            <text:p>484087</text:p>
          </table:table-cell>
          <table:table-cell office:value-type="string">
            <text:p>133983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6</text:p>
          </table:table-cell>
          <table:table-cell office:value-type="string">
            <text:p>575908</text:p>
          </table:table-cell>
          <table:table-cell office:value-type="string">
            <text:p>137009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7</text:p>
          </table:table-cell>
          <table:table-cell office:value-type="string">
            <text:p>680336</text:p>
          </table:table-cell>
          <table:table-cell office:value-type="string">
            <text:p>197780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8</text:p>
          </table:table-cell>
          <table:table-cell office:value-type="string">
            <text:p>830033</text:p>
          </table:table-cell>
          <table:table-cell office:value-type="string">
            <text:p>224572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BFBCT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oh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1</text:p>
          </table:table-cell>
          <table:table-cell office:value-type="string">
            <text:p>76121.6</text:p>
          </table:table-cell>
          <table:table-cell office:value-type="string">
            <text:p>42698.3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2</text:p>
          </table:table-cell>
          <table:table-cell office:value-type="string">
            <text:p>183284</text:p>
          </table:table-cell>
          <table:table-cell office:value-type="string">
            <text:p>95913.5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3</text:p>
          </table:table-cell>
          <table:table-cell office:value-type="string">
            <text:p>288987</text:p>
          </table:table-cell>
          <table:table-cell office:value-type="string">
            <text:p>135308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4</text:p>
          </table:table-cell>
          <table:table-cell office:value-type="string">
            <text:p>389959</text:p>
          </table:table-cell>
          <table:table-cell office:value-type="string">
            <text:p>204355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5</text:p>
          </table:table-cell>
          <table:table-cell office:value-type="string">
            <text:p>494064</text:p>
          </table:table-cell>
          <table:table-cell office:value-type="string">
            <text:p>178036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6</text:p>
          </table:table-cell>
          <table:table-cell office:value-type="string">
            <text:p>592357</text:p>
          </table:table-cell>
          <table:table-cell office:value-type="string">
            <text:p>162556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7</text:p>
          </table:table-cell>
          <table:table-cell office:value-type="string">
            <text:p>688335</text:p>
          </table:table-cell>
          <table:table-cell office:value-type="string">
            <text:p>226626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8</text:p>
          </table:table-cell>
          <table:table-cell office:value-type="string">
            <text:p>788316</text:p>
          </table:table-cell>
          <table:table-cell office:value-type="string">
            <text:p>263882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ROGREGA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oh</text:p>
          </table:table-cell>
          <table:table-cell table:number-columns-repeated="9"/>
        </table:table-row>
        <table:table-row table:style-name="ro1">
          <table:table-cell office:value-type="string">
            <text:p>s1</text:p>
          </table:table-cell>
          <table:table-cell office:value-type="string">
            <text:p>22815.2</text:p>
          </table:table-cell>
          <table:table-cell office:value-type="string">
            <text:p>8448.49</text:p>
          </table:table-cell>
          <table:table-cell table:number-columns-repeated="9"/>
        </table:table-row>
        <table:table-row table:style-name="ro1">
          <table:table-cell office:value-type="string">
            <text:p>s2</text:p>
          </table:table-cell>
          <table:table-cell office:value-type="string">
            <text:p>186375</text:p>
          </table:table-cell>
          <table:table-cell office:value-type="string">
            <text:p>70662.9</text:p>
          </table:table-cell>
          <table:table-cell table:number-columns-repeated="9"/>
        </table:table-row>
        <table:table-row table:style-name="ro1">
          <table:table-cell office:value-type="string">
            <text:p>s3</text:p>
          </table:table-cell>
          <table:table-cell office:value-type="string">
            <text:p>290729</text:p>
          </table:table-cell>
          <table:table-cell office:value-type="string">
            <text:p>99414.3</text:p>
          </table:table-cell>
          <table:table-cell table:number-columns-repeated="9"/>
        </table:table-row>
        <table:table-row table:style-name="ro1">
          <table:table-cell office:value-type="string">
            <text:p>s4</text:p>
          </table:table-cell>
          <table:table-cell office:value-type="string">
            <text:p>390563</text:p>
          </table:table-cell>
          <table:table-cell office:value-type="string">
            <text:p>92146</text:p>
          </table:table-cell>
          <table:table-cell table:number-columns-repeated="9"/>
        </table:table-row>
        <table:table-row table:style-name="ro1">
          <table:table-cell office:value-type="string">
            <text:p>s5</text:p>
          </table:table-cell>
          <table:table-cell office:value-type="string">
            <text:p>491035</text:p>
          </table:table-cell>
          <table:table-cell office:value-type="string">
            <text:p>123473</text:p>
          </table:table-cell>
          <table:table-cell table:number-columns-repeated="9"/>
        </table:table-row>
        <table:table-row table:style-name="ro1">
          <table:table-cell office:value-type="string">
            <text:p>s6</text:p>
          </table:table-cell>
          <table:table-cell office:value-type="string">
            <text:p>619970</text:p>
          </table:table-cell>
          <table:table-cell office:value-type="string">
            <text:p>107071</text:p>
          </table:table-cell>
          <table:table-cell table:number-columns-repeated="9"/>
        </table:table-row>
        <table:table-row table:style-name="ro1">
          <table:table-cell office:value-type="string">
            <text:p>s7</text:p>
          </table:table-cell>
          <table:table-cell office:value-type="string">
            <text:p>706472</text:p>
          </table:table-cell>
          <table:table-cell office:value-type="string">
            <text:p>91199.9</text:p>
          </table:table-cell>
          <table:table-cell table:number-columns-repeated="9"/>
        </table:table-row>
        <table:table-row table:style-name="ro1">
          <table:table-cell office:value-type="string">
            <text:p>s8</text:p>
          </table:table-cell>
          <table:table-cell office:value-type="string">
            <text:p>793464</text:p>
          </table:table-cell>
          <table:table-cell office:value-type="string">
            <text:p>80128.7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HMED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oh</text:p>
          </table:table-cell>
          <table:table-cell table:number-columns-repeated="9"/>
        </table:table-row>
        <table:table-row table:style-name="ro1">
          <table:table-cell office:value-type="string">
            <text:p>s1</text:p>
          </table:table-cell>
          <table:table-cell office:value-type="string">
            <text:p>80417.5</text:p>
          </table:table-cell>
          <table:table-cell office:value-type="string">
            <text:p>49112.4</text:p>
          </table:table-cell>
          <table:table-cell table:number-columns-repeated="9"/>
        </table:table-row>
        <table:table-row table:style-name="ro1">
          <table:table-cell office:value-type="string">
            <text:p>s2</text:p>
          </table:table-cell>
          <table:table-cell office:value-type="string">
            <text:p>160409</text:p>
          </table:table-cell>
          <table:table-cell office:value-type="string">
            <text:p>70968.6</text:p>
          </table:table-cell>
          <table:table-cell table:number-columns-repeated="9"/>
        </table:table-row>
        <table:table-row table:style-name="ro1">
          <table:table-cell office:value-type="string">
            <text:p>s3</text:p>
          </table:table-cell>
          <table:table-cell office:value-type="string">
            <text:p>261883</text:p>
          </table:table-cell>
          <table:table-cell office:value-type="string">
            <text:p>124427</text:p>
          </table:table-cell>
          <table:table-cell table:number-columns-repeated="9"/>
        </table:table-row>
        <table:table-row table:style-name="ro1">
          <table:table-cell office:value-type="string">
            <text:p>s4</text:p>
          </table:table-cell>
          <table:table-cell office:value-type="string">
            <text:p>358869</text:p>
          </table:table-cell>
          <table:table-cell office:value-type="string">
            <text:p>147413</text:p>
          </table:table-cell>
          <table:table-cell table:number-columns-repeated="9"/>
        </table:table-row>
        <table:table-row table:style-name="ro1">
          <table:table-cell office:value-type="string">
            <text:p>s5</text:p>
          </table:table-cell>
          <table:table-cell office:value-type="string">
            <text:p>526721</text:p>
          </table:table-cell>
          <table:table-cell office:value-type="string">
            <text:p>135654</text:p>
          </table:table-cell>
          <table:table-cell table:number-columns-repeated="9"/>
        </table:table-row>
        <table:table-row table:style-name="ro1">
          <table:table-cell office:value-type="string">
            <text:p>s6</text:p>
          </table:table-cell>
          <table:table-cell office:value-type="string">
            <text:p>570564</text:p>
          </table:table-cell>
          <table:table-cell office:value-type="string">
            <text:p>219810</text:p>
          </table:table-cell>
          <table:table-cell table:number-columns-repeated="9"/>
        </table:table-row>
        <table:table-row table:style-name="ro1">
          <table:table-cell office:value-type="string">
            <text:p>s7</text:p>
          </table:table-cell>
          <table:table-cell office:value-type="string">
            <text:p>708033</text:p>
          </table:table-cell>
          <table:table-cell office:value-type="string">
            <text:p>254273</text:p>
          </table:table-cell>
          <table:table-cell table:number-columns-repeated="9"/>
        </table:table-row>
        <table:table-row table:style-name="ro1">
          <table:table-cell office:value-type="string">
            <text:p>s8</text:p>
          </table:table-cell>
          <table:table-cell office:value-type="string">
            <text:p>834526</text:p>
          </table:table-cell>
          <table:table-cell office:value-type="string">
            <text:p>235249</text:p>
          </table:table-cell>
          <table:table-cell table:number-columns-repeated="9"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5">15/12/2009</text:date>, <text:time>14:46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duardo Bezerra</meta:initial-creator>
    <meta:creation-date>2009-12-15T14:09:41</meta:creation-date>
    <meta:generator>OpenOffice.org/3.1$Unix OpenOffice.org_project/310m19$Build-9420</meta:generator>
    <dc:date>2009-12-15T14:46:07</dc:date>
    <dc:creator>Eduardo Bezerra</dc:creator>
    <meta:editing-duration>PT00H33M36S</meta:editing-duration>
    <meta:editing-cycles>8</meta:editing-cycles>
    <meta:document-statistic meta:table-count="3" meta:cell-count="216" meta:object-count="0"/>
  </office:meta>
</office:document-meta>
</file>